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Monaco" svg:font-family="Monaco" style:font-pitch="fixed"/>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RW Bookman L" fo:font-size="36pt" officeooo:rsid="00105dee" officeooo:paragraph-rsid="00105dee" style:font-size-asian="36pt" style:font-size-complex="36pt"/>
    </style:style>
    <style:style style:name="P2" style:family="paragraph" style:parent-style-name="Standard">
      <style:paragraph-properties fo:text-align="center" style:justify-single-word="false"/>
      <style:text-properties style:font-name="URW Bookman L" fo:font-size="36pt" fo:font-weight="bold" officeooo:rsid="00105dee" officeooo:paragraph-rsid="00105dee"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URW Bookman L" fo:font-size="18pt" officeooo:rsid="00105dee" officeooo:paragraph-rsid="00105dee" style:font-size-asian="18pt" style:font-size-complex="18pt"/>
    </style:style>
    <style:style style:name="P4" style:family="paragraph" style:parent-style-name="Standard">
      <style:paragraph-properties fo:text-align="start" style:justify-single-word="false"/>
      <style:text-properties style:font-name="URW Bookman L" fo:font-size="16pt" fo:font-weight="normal" officeooo:rsid="0010c492" officeooo:paragraph-rsid="0010c492"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URW Bookman L" fo:font-size="16pt" fo:font-weight="normal" officeooo:rsid="00119031" officeooo:paragraph-rsid="00119031"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URW Bookman L" fo:font-size="16pt" fo:font-weight="normal" officeooo:rsid="001274a2" officeooo:paragraph-rsid="001274a2"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URW Bookman L" fo:font-size="16pt" fo:font-weight="normal" officeooo:rsid="00140a5e" officeooo:paragraph-rsid="00140a5e"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URW Bookman L" fo:font-size="16pt" fo:font-weight="normal" officeooo:rsid="0014f300" officeooo:paragraph-rsid="0014f300"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URW Bookman L" fo:font-size="16pt" fo:font-weight="normal" officeooo:rsid="0015d180" officeooo:paragraph-rsid="0015d180"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URW Bookman L" fo:font-size="16pt" fo:font-weight="normal" officeooo:rsid="0017161d" officeooo:paragraph-rsid="0017161d"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URW Bookman L" fo:font-size="16pt" fo:font-weight="normal" officeooo:rsid="001846f0" officeooo:paragraph-rsid="001846f0"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URW Bookman L" fo:font-size="16pt" fo:font-weight="normal" officeooo:rsid="0019f5ea" officeooo:paragraph-rsid="0019f5ea"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URW Bookman L" fo:font-size="16pt" fo:font-weight="normal" officeooo:rsid="0019f739" officeooo:paragraph-rsid="0019f739"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style:font-name="URW Bookman L" fo:font-size="16pt" fo:font-weight="normal" officeooo:rsid="001a5103" officeooo:paragraph-rsid="001a5103" style:font-size-asian="14pt" style:font-weight-asian="normal" style:font-size-complex="16pt" style:font-weight-complex="normal"/>
    </style:style>
    <style:style style:name="P15" style:family="paragraph" style:parent-style-name="Standard">
      <style:paragraph-properties fo:text-align="center" style:justify-single-word="false"/>
      <style:text-properties style:font-name="URW Bookman L" fo:font-size="16pt" fo:font-weight="bold" officeooo:rsid="0014f300" officeooo:paragraph-rsid="0014f300" style:font-size-asian="14pt" style:font-weight-asian="bold" style:font-size-complex="16pt" style:font-weight-complex="bold"/>
    </style:style>
    <style:style style:name="P16" style:family="paragraph" style:parent-style-name="Standard">
      <style:paragraph-properties fo:text-align="center" style:justify-single-word="false"/>
      <style:text-properties style:font-name="URW Bookman L" fo:font-size="16pt" fo:font-weight="bold" officeooo:rsid="0014f300" officeooo:paragraph-rsid="0017161d" style:font-size-asian="14pt" style:font-weight-asian="bold" style:font-size-complex="16pt" style:font-weight-complex="bold"/>
    </style:style>
    <style:style style:name="P17" style:family="paragraph" style:parent-style-name="Standard">
      <style:paragraph-properties fo:text-align="center" style:justify-single-word="false"/>
      <style:text-properties style:font-name="URW Bookman L" fo:font-size="16pt" fo:font-weight="bold" officeooo:rsid="0014f300" officeooo:paragraph-rsid="0019f5ea" style:font-size-asian="14pt" style:font-weight-asian="bold" style:font-size-complex="16pt" style:font-weight-complex="bold"/>
    </style:style>
    <style:style style:name="P18" style:family="paragraph" style:parent-style-name="Standard">
      <style:paragraph-properties fo:text-align="center" style:justify-single-word="false"/>
      <style:text-properties style:font-name="URW Bookman L" fo:font-size="16pt" fo:font-weight="bold" officeooo:rsid="0014f300" officeooo:paragraph-rsid="0019f739" style:font-size-asian="14pt" style:font-weight-asian="bold" style:font-size-complex="16pt" style:font-weight-complex="bold"/>
    </style:style>
    <style:style style:name="P19" style:family="paragraph" style:parent-style-name="Standard">
      <style:paragraph-properties fo:text-align="start" style:justify-single-word="false"/>
      <style:text-properties style:font-name="URW Bookman L" fo:font-size="10pt" fo:font-weight="normal" officeooo:rsid="00113c9c" officeooo:paragraph-rsid="00113c9c"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URW Bookman L" fo:font-size="12pt" fo:font-weight="normal" officeooo:rsid="001a5103" officeooo:paragraph-rsid="001a5103" style:font-size-asian="12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URW Bookman L" fo:font-size="16pt" fo:font-weight="normal" officeooo:rsid="00105dee" officeooo:paragraph-rsid="00105dee" style:font-size-asian="14pt" style:font-weight-asian="normal" style:font-size-complex="16pt" style:font-weight-complex="normal"/>
    </style:style>
    <style:style style:name="P22" style:family="paragraph" style:parent-style-name="Standard">
      <style:paragraph-properties fo:text-align="start" style:justify-single-word="false" fo:break-before="page"/>
      <style:text-properties style:font-name="URW Bookman L" fo:font-size="16pt" fo:font-weight="normal" officeooo:rsid="00113c9c" officeooo:paragraph-rsid="00113c9c" style:font-size-asian="14pt" style:font-weight-asian="normal" style:font-size-complex="16pt" style:font-weight-complex="normal"/>
    </style:style>
    <style:style style:name="P23" style:family="paragraph" style:parent-style-name="Standard">
      <style:paragraph-properties fo:text-align="start" style:justify-single-word="false" fo:break-before="page"/>
      <style:text-properties style:font-name="URW Bookman L" fo:font-size="16pt" fo:font-weight="normal" officeooo:rsid="00119031" officeooo:paragraph-rsid="00119031" style:font-size-asian="14pt" style:font-weight-asian="normal" style:font-size-complex="16pt" style:font-weight-complex="normal"/>
    </style:style>
    <style:style style:name="P24" style:family="paragraph" style:parent-style-name="Standard">
      <style:paragraph-properties fo:text-align="center" style:justify-single-word="false" fo:break-before="page"/>
      <style:text-properties style:font-name="URW Bookman L" fo:font-size="16pt" fo:font-weight="bold" officeooo:rsid="0014f300" officeooo:paragraph-rsid="001a5103" style:font-size-asian="14pt" style:font-weight-asian="bold" style:font-size-complex="16pt" style:font-weight-complex="bold"/>
    </style:style>
    <style:style style:name="T1" style:family="text">
      <style:text-properties officeooo:rsid="0014f300"/>
    </style:style>
    <style:style style:name="T2" style:family="text">
      <style:text-properties fo:font-size="10pt" style:font-size-asian="10pt" style:font-size-complex="10pt"/>
    </style:style>
    <style:style style:name="T3" style:family="text">
      <style:text-properties fo:font-size="10pt" officeooo:rsid="00113c9c" style:font-size-asian="10pt" style:font-size-complex="10pt"/>
    </style:style>
    <style:style style:name="T4" style:family="text">
      <style:text-properties officeooo:rsid="0017161d"/>
    </style:style>
    <style:style style:name="T5" style:family="text">
      <style:text-properties officeooo:rsid="001846f0"/>
    </style:style>
    <style:style style:name="T6" style:family="text">
      <style:text-properties officeooo:rsid="0019f5ea"/>
    </style:style>
    <style:style style:name="T7" style:family="text">
      <style:text-properties officeooo:rsid="0019f739"/>
    </style:style>
    <style:style style:name="T8" style:family="text">
      <style:text-properties officeooo:rsid="001a5103"/>
    </style:style>
    <style:style style:name="T9" style:family="text">
      <style:text-properties fo:font-variant="normal" fo:text-transform="none" fo:color="#222222" style:text-line-through-style="none" style:text-line-through-type="none" style:font-name="sans-serif" fo:font-size="10.5pt" fo:letter-spacing="normal" fo:font-style="normal" style:text-underline-style="none" style:text-blinking="false" fo:background-color="#ffffff" loext:char-shading-value="0" style:font-style-asian="normal" style:font-style-complex="normal"/>
    </style:style>
    <style:style style:name="T10" style:family="text">
      <style:text-properties fo:font-variant="normal" fo:text-transform="none" fo:color="#222222" style:text-line-through-style="none" style:text-line-through-type="none" style:font-name="sans-serif" fo:letter-spacing="normal" fo:font-style="normal" style:text-underline-style="none" style:text-blinking="false" fo:background-color="#ffffff" loext:char-shading-value="0" style:font-style-asian="normal" style:font-style-complex="normal"/>
    </style:style>
    <style:style style:name="T11" style:family="text">
      <style:text-properties fo:font-variant="normal" fo:text-transform="none" fo:color="#0b0080" style:text-line-through-style="none" style:text-line-through-type="none" style:font-name="sans-serif" fo:font-size="8.25pt" fo:letter-spacing="normal" fo:font-style="normal" style:text-underline-style="none" style:text-blinking="false" fo:background-color="#ffffff" loext:char-shading-value="0" style:font-style-asian="normal" style:font-style-complex="normal"/>
    </style:style>
    <style:style style:name="T12" style:family="text">
      <style:text-properties fo:font-variant="normal" fo:text-transform="none" fo:color="#000000" style:text-line-through-style="none" style:text-line-through-type="none" style:font-name="sans-serif" fo:font-size="10.5pt" fo:letter-spacing="normal" fo:font-style="normal" style:text-underline-style="none" style:font-style-asian="normal" style:font-style-complex="normal"/>
    </style:style>
    <style:style style:name="T13" style:family="text">
      <style:text-properties fo:font-variant="normal" fo:text-transform="none" fo:color="#000000" style:text-line-through-style="none" style:text-line-through-type="none" style:font-name="sans-serif" fo:font-size="10.5pt" fo:letter-spacing="normal" fo:font-style="normal" style:text-underline-style="none" style:text-blinking="false" fo:background-color="#ffffff" loext:char-shading-value="0" style:font-style-asian="normal" style:font-style-complex="normal"/>
    </style:style>
    <style:style style:name="T14" style:family="text">
      <style:text-properties fo:font-variant="normal" fo:text-transform="none" fo:color="#000000" style:text-line-through-style="none" style:text-line-through-type="none" style:font-name="sans-serif" fo:font-size="8.25pt" fo:letter-spacing="normal" fo:font-style="normal" style:text-underline-style="none" style:text-blinking="false" fo:background-color="#ffffff" loext:char-shading-value="0" style:font-style-asian="normal" style:font-style-complex="normal"/>
    </style:style>
    <style:style style:name="T15" style:family="text">
      <style:text-properties fo:font-variant="normal" fo:text-transform="none" fo:color="#000000" style:text-line-through-style="none" style:text-line-through-type="none" style:font-name="sans-serif" fo:letter-spacing="normal" fo:font-style="normal" style:text-underline-style="none" style:font-style-asian="normal" style:font-style-complex="normal"/>
    </style:style>
    <style:style style:name="T16" style:family="text">
      <style:text-properties fo:font-variant="normal" fo:text-transform="none" fo:color="#000000" style:text-line-through-style="none" style:text-line-through-type="none" style:font-name="sans-serif" fo:letter-spacing="normal" fo:font-style="normal" style:text-underline-style="none" style:text-blinking="false" fo:background-color="#ffffff" loext:char-shading-value="0" style:font-style-asian="normal" style:font-style-complex="normal"/>
    </style:style>
    <style:style style:name="T17" style:family="text">
      <style:text-properties fo:font-variant="normal" fo:text-transform="none" fo:color="#000000" style:text-line-through-style="none" style:text-line-through-type="none" fo:letter-spacing="normal" fo:font-style="normal" style:text-underline-style="none" style:font-style-asian="normal" style:font-style-complex="normal"/>
    </style:style>
    <style:style style:name="T18" style:family="text">
      <style:text-properties fo:color="#000000" style:text-line-through-style="none" style:text-line-through-type="none" style:font-name="sans-serif" fo:font-size="10.5pt" fo:letter-spacing="normal" fo:font-style="normal" style:text-underline-style="none" style:font-style-asian="normal" style:font-style-complex="normal"/>
    </style:style>
    <style:style style:name="T19" style:family="text">
      <style:text-properties fo:color="#000000" style:text-line-through-style="none" style:text-line-through-type="none" style:font-name="sans-serif" fo:letter-spacing="normal" fo:font-style="normal" style:text-underline-style="none" style:font-style-asian="normal" style:font-style-complex="normal"/>
    </style:style>
    <style:style style:name="T20" style:family="text">
      <style:text-properties officeooo:rsid="001b987d"/>
    </style:style>
    <style:style style:name="T21" style:family="text">
      <style:text-properties officeooo:rsid="001db4f1"/>
    </style:style>
    <style:style style:name="T22" style:family="text">
      <style:text-properties officeooo:rsid="002002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Техническое задание</text:p>
      <text:p text:style-name="P3">на разработку программного <text:span text:style-name="T20">продукта</text:span></text:p>
      <text:p text:style-name="P3"/>
      <text:p text:style-name="P2">Docker Compose Generator</text:p>
      <text:p text:style-name="P21"><text:tab/>Программный <text:span text:style-name="T20">продукт</text:span> предназначен для автоматизации создания файла конфигурации docker-compose.yml</text:p>
      <text:p text:style-name="P4">Этот файл описывает систему, которую мы хотим развернуть: конфигурацию каждого отдельного сервиса и оркестрацию между ними.</text:p>
      <text:p text:style-name="P4"><text:tab/>Предположим, что мы хотим развернуть систему ПОРТАЛ. Это большая система, построенная по принципу микросервисной архитектуры. Система ПОРТАЛ состоит из нескольких отдельно взятых сервисов, А, Б, В, Г, Д и пр.</text:p>
      <text:p text:style-name="P4"><text:tab/>Для того, чтобы упешно стартовать весь ПОРТАЛ необходимо запустить все эти сервисы, причем сервис В зависит от Д (обозначим В→Д), а Д и Б → А, и А→Г.</text:p>
      <text:p text:style-name="P4"><text:tab/>Таким образом, чтобы успешно стартовать систему ПОРТАЛ необходимо запустить все сервисы в следующем порядке: сразу запустить Г, потом А, затем Б и Д, и наконец В. После чего система будет находится в работоспособном состоянии.</text:p>
      <text:p text:style-name="P4"><text:tab/>Предположим что с течением времени сервис В перестал отвечать, в этом случае система ПОРТАЛ перейдет в частично работоспособное состояние. Система управления контейнерами должна вовремя понимать такие состояния и перезапускать упавший сервис автоматически.</text:p>
      <text:p text:style-name="P4"><text:tab/>Всю эту функциональность предоставляет docker-compose, пример файла конфигурации которого можно увидеть ниже:</text:p>
      <text:p text:style-name="P4"/>
      <text:p text:style-name="P19">version: '2.1'</text:p>
      <text:p text:style-name="P19"/>
      <text:p text:style-name="P19">services:</text:p>
      <text:p text:style-name="P19"><text:s text:c="2"/>project-db:</text:p>
      <text:p text:style-name="P19"><text:s text:c="4"/>image: project-db</text:p>
      <text:p text:style-name="P19"><text:s text:c="4"/>restart: on-failure</text:p>
      <text:p text:style-name="P19"><text:s text:c="4"/>build: ./project-db</text:p>
      <text:p text:style-name="P19"><text:s text:c="4"/>ports:</text:p>
      <text:p text:style-name="P19"><text:s text:c="6"/>- 5432:5432</text:p>
      <text:p text:style-name="P19"><text:s text:c="4"/>volumes:</text:p>
      <text:p text:style-name="P19"><text:s text:c="6"/>- ~/.postgres/data/project-x:/var/lib/postgresql/data</text:p>
      <text:p text:style-name="P19"><text:s text:c="4"/>environment:</text:p>
      <text:p text:style-name="P19"><text:s text:c="6"/>POSTGRES_USER: ууу</text:p>
      <text:p text:style-name="P19"><text:s text:c="6"/>POSTGRES_PASSWORD: ууу</text:p>
      <text:p text:style-name="P19"><text:soft-page-break/><text:s text:c="4"/>healthcheck:</text:p>
      <text:p text:style-name="P19"><text:s text:c="6"/>test: ["CMD-SHELL", "pg_isready -U postgres"]</text:p>
      <text:p text:style-name="P19"><text:s text:c="6"/>interval: 10s</text:p>
      <text:p text:style-name="P19"><text:s text:c="6"/>timeout: 5s</text:p>
      <text:p text:style-name="P19"><text:s text:c="6"/>retries: 10</text:p>
      <text:p text:style-name="P19"/>
      <text:p text:style-name="P19"><text:s text:c="2"/>discovery:</text:p>
      <text:p text:style-name="P19"><text:s text:c="4"/>image: server.host.com:5000/discovery:1.0.0-RELEASE</text:p>
      <text:p text:style-name="P19"><text:s text:c="4"/>restart: always</text:p>
      <text:p text:style-name="P19"><text:s text:c="4"/>ports:</text:p>
      <text:p text:style-name="P19"><text:s text:c="6"/>- 8761:8761</text:p>
      <text:p text:style-name="P19"><text:s text:c="4"/>volumes:</text:p>
      <text:p text:style-name="P19"><text:s text:c="6"/>- /var/log/project-x/discovery:/var/log/project-x/discovery</text:p>
      <text:p text:style-name="P19"><text:s text:c="6"/>- ~/.ssh:/root/.ssh</text:p>
      <text:p text:style-name="P19"><text:s text:c="4"/>environment:</text:p>
      <text:p text:style-name="P19"><text:s text:c="6"/>CONFIG_GIT_URL: ууу.git</text:p>
      <text:p text:style-name="P19"><text:s text:c="6"/>CONFIG_GIT_FOLDER: config</text:p>
      <text:p text:style-name="P19"><text:s text:c="6"/>CONFIG_GIT_USERNAME: ууу</text:p>
      <text:p text:style-name="P19"><text:s text:c="6"/>CONFIG_GIT_PASSWORD: ууу</text:p>
      <text:p text:style-name="P19"><text:s text:c="4"/>healthcheck:</text:p>
      <text:p text:style-name="P19"><text:s text:c="6"/>test: ["CMD", "curl", "http://discovery:8761/actuator/health"]</text:p>
      <text:p text:style-name="P19"><text:s text:c="6"/>interval: 5s</text:p>
      <text:p text:style-name="P19"><text:s text:c="6"/>timeout: 10s</text:p>
      <text:p text:style-name="P19"><text:s text:c="6"/>retries: 100</text:p>
      <text:p text:style-name="P19"/>
      <text:p text:style-name="P19"><text:s text:c="2"/>auth:</text:p>
      <text:p text:style-name="P19"><text:s text:c="4"/>image: server.host.com:5000/auth:1.2.1-SNAPSHOT</text:p>
      <text:p text:style-name="P19"><text:s text:c="4"/>restart: always</text:p>
      <text:p text:style-name="P19"><text:s text:c="4"/>ports:</text:p>
      <text:p text:style-name="P19"><text:s text:c="6"/>- 8090:8090</text:p>
      <text:p text:style-name="P19"><text:s text:c="4"/>volumes:</text:p>
      <text:p text:style-name="P19"><text:s text:c="6"/>- /var/log/project-x/auth:/var/log/project-x/auth</text:p>
      <text:p text:style-name="P19"><text:s text:c="4"/>links:</text:p>
      <text:p text:style-name="P19"><text:s text:c="6"/>- discovery</text:p>
      <text:p text:style-name="P19"><text:s text:c="6"/>- project-db</text:p>
      <text:p text:style-name="P19"><text:s text:c="4"/>environment:</text:p>
      <text:p text:style-name="P19"><text:s text:c="6"/>CONFIG_URI: http://discovery:8761/config/</text:p>
      <text:p text:style-name="P19"><text:s text:c="6"/>EUREKA_URI: http://discovery:8761/eureka/</text:p>
      <text:p text:style-name="P19"><text:s text:c="6"/>DATASOURCE_URL: jdbc:postgresql://project-db:5432/auth</text:p>
      <text:p text:style-name="P19"><text:s text:c="6"/>DATASOURCE_USERNAME: ууу</text:p>
      <text:p text:style-name="P19"><text:s text:c="6"/>DATASOURCE_PASSWORD: ууу</text:p>
      <text:p text:style-name="P19"><text:s text:c="6"/>WEB_ALLOW_ORIGINS: "*"</text:p>
      <text:p text:style-name="P19"><text:s text:c="4"/>depends_on:</text:p>
      <text:p text:style-name="P19"><text:s text:c="6"/>discovery:</text:p>
      <text:p text:style-name="P19"><text:s text:c="8"/>condition: service_healthy</text:p>
      <text:p text:style-name="P19"><text:s text:c="6"/>project-db:</text:p>
      <text:p text:style-name="P19"><text:s text:c="8"/>condition: service_healthy</text:p>
      <text:p text:style-name="P19"><text:s text:c="4"/>healthcheck:</text:p>
      <text:p text:style-name="P19"><text:s text:c="6"/>test: ["CMD", "curl", "http://auth:8090/actuator/health"]</text:p>
      <text:p text:style-name="P19"><text:s text:c="6"/>interval: 5s</text:p>
      <text:p text:style-name="P19"><text:s text:c="6"/>timeout: 5s</text:p>
      <text:p text:style-name="P19"><text:s text:c="6"/>retries: 100</text:p>
      <text:p text:style-name="P19"/>
      <text:p text:style-name="P22"><text:tab/>В приведенной выше конфигурации можно увидеть описание трех сервисов. <text:line-break/><text:tab/>Первый сервис project-db описывает конфигураю базы данных PostgreSQL, используемой в проекте. Параметр image указывает какой docker образ использовать для контейнера. Restart говорит о требуемых действиях в случае сбоя контейнера. Build указывает каталог, в котором находится Dockerfile, описывающий инструкции по сборке docker образа. Ports представляет собой массив пар, определяющий port mapping в виде – 1111:2222, где 1111 это порт хоста, а 2222 это порт контейнера, на который будет маппиться порт хоста. Volumes по аналогии с ports представлен в виде массива пар и описывает маппинг хранилищ, другими словами маппинг расшаренных каталогов между хост-машиной и контейнером. Environment позволяет передавать в контейнер переменные окружения, в данном случае через них описывается пользователь для доступа к БД, также представлен в виде массива пар. Healthcheck определяет инструкции по который система управления контейнерами будет определять, жив ли еще наш контейнер: test определяет команду для тестирования, interval – интервал тестирования, timeout – пауза между неудачными попытками при тестировании, retries – количество попыток теста, после которых менеджер определит что сервис безнадежно мертв.</text:p>
      <text:p text:style-name="P5"/>
      <text:p text:style-name="P5"><text:tab/>Сервис discovery по конфигурации аналогичен сервису project-db.</text:p>
      <text:p text:style-name="P5"/>
      <text:p text:style-name="P5"><text:tab/>Сервис auth добавляет дополнительные параметры. Параметр links представлен в виде массива строк (идентификаторов контейнеров), который позволяет смаппить DNS имена внутри контейнера; иными словами для доступа к контейнеру discovery внутри контейнера auth можно будет просто использовать DNS имя discovery: ping <text:soft-page-break/>discovery – и контейнер сам определит IP адрес сервиса discovery к которому необходимо обратиться. Параметр depends_on позволяет указывать от каких сервисов зависит текущий сервис, что укажет менеджеру docker-compose как правильно оркестрировать сервисы; подпараметр condition указывает как производить healthcheck зависимого контейнера (т.е. как узнать что зависимый контейнер уже запущен и можно приступать к запуску текущего).</text:p>
      <text:p text:style-name="P23"><text:tab/>Файл docker-compose часто кладется в гит-репозиторий и отправляется на сервер, на котором необходимо развернуть систему. Однако на практике для больших систем, состоящих из большого числа таких сервисов часто необходимо запускать лишь часть из этих сервисов, при этом сталкиваясь со следующими трудностями:</text:p>
      <text:p text:style-name="P5">- нужно часто переписывать файл docker-compose и обратно перезаливать в гит, либо для каждой из конфигураций создавать отдельную папку где описывать необходимую конфигурацию. В случае, когда работаем с десятками сервисов это очень трудно</text:p>
      <text:p text:style-name="P6">- при ручном описании конфигурации требуется также вручную и заботиться о том, от каких сервисов зависит текущий сервис, что также очень проблематично в условиях ручного редактирования конфигурации</text:p>
      <text:p text:style-name="P6">- в случае тестирования различных версий сервисов, этот труд нужно возводить в степень, что делает процесс развертывания конфигурации тестирования невыносимо сложным, например когда мы хотим потестить как будет работать сервис А версии 2, с сервисом Б версии 1, и сервисом Ц версии 3.</text:p>
      <text:p text:style-name="P6"/>
      <text:p text:style-name="P6"><text:tab/>Предлагаемый программный продукт позволит решать эти проблемы просто, используя графический интерфейс. Открыв программу, в левой части окна пользователь сможет увидеть все зарегистрированные сервисы и перетаски<text:span text:style-name="T21">ва</text:span>я их в правую часть окна будет указывать желаемую конфигурацию, причем все зависимые сервисы будут автоматически добавляться в правую часть экрана тоже.</text:p>
      <text:p text:style-name="P6"/>
      <text:p text:style-name="P7"><text:tab/>При первом входе в программу пользователю необходимо будет создать новый файл базы данных сервисов (будет храниться как json файл, который можно будет удобно класть скажем на Яндекс.Диск и синхронизировать <text:soft-page-break/>между рабочими станциями). Пользовать нажимает Файл – Создать базу данных. Обзывает, сохраняет в путь.</text:p>
      <text:p text:style-name="P7"/>
      <text:p text:style-name="P15">Создание нового сервиса.</text:p>
      <text:p text:style-name="P7"><text:tab/>Далее появляется экран базы данных. <text:span text:style-name="T1">Пользователь нажимает большую кнопку “Создать новый сервис”. Появляется форма создания сервиса.</text:span></text:p>
      <text:p text:style-name="P8">В поле name пользователь вводит <text:span text:style-name="T3">auth</text:span></text:p>
      <text:p text:style-name="P8">В поле image пользователь вводит <text:span text:style-name="T3">server.host.com:5000/auth</text:span></text:p>
      <text:p text:style-name="P8">В поле <text:span text:style-name="T3">restart </text:span>выбирает из выпадающего списка<text:span text:style-name="T3"> always</text:span></text:p>
      <text:p text:style-name="P8">Возле поля <text:s/><text:span text:style-name="T3">ports </text:span>нажимает “плюсик” и у него повляются 2 поля для ввода цифр, куда он вводит порт хоста и порт контейнера. Может нажать еще “плюсик” и у него появятся еще 2 поля. Может на<text:span text:style-name="T21">ж</text:span>ать “удалить” возле двойки полей и эти поля удалятся.</text:p>
      <text:p text:style-name="P8">Возле поля <text:span text:style-name="T3">volumes</text:span> нажимает “плюсик” и у него повляются 2 поля для ввода текста, куда он вводит папку хоста и папку контейнера. Может нажать еще “плюсик” и у него появятся еще 2 поля. Может на<text:span text:style-name="T21">ж</text:span>ать “удалить” возле двойки полей и эти поля удалятся.</text:p>
      <text:p text:style-name="P8">Возле поля <text:span text:style-name="T3">links</text:span> пользователь может нажать “плюсик”. Тогда у него появится поле с выпадающим списком, в котором будут заполнены все имена сервисов базы данных. Может нажать еще “плюсик” и у него появится еще один выпадающий список. Может на<text:span text:style-name="T21">ж</text:span>ать “удалить” возле выпадающего списка и этот список удалится.</text:p>
      <text:p text:style-name="P9">Возле поля <text:span text:style-name="T3">environment</text:span> нажимает “плюсик” <text:span text:style-name="T1"><text:s/>и у него повляются 2 поля для ввода текста, куда он вводит </text:span>имя переменной окружения <text:span text:style-name="T1">и </text:span>ее значение<text:span text:style-name="T1">. Может нажать еще “плюсик” и у него появятся еще 2 поля. Может нажать “удалить” возле двойки полей и эти поля удалятся.</text:span></text:p>
      <text:p text:style-name="P9">Возле поля <text:span text:style-name="T3">depends_on <text:s/></text:span>пользователь может <text:span text:style-name="T1">нажать “плюсик”. Тогда у него появ</text:span>я<text:span text:style-name="T1">тся </text:span>2<text:span text:style-name="T1"> пол</text:span>я: одно<text:span text:style-name="T1"> с выпадающим списком, в котором будут заполнены все имена сервисов базы данных; </text:span>а в другом тоже выпадающий список с условиями <text:span text:style-name="T3">condition.</text:span><text:span text:style-name="T1"> </text:span><text:soft-page-break/><text:span text:style-name="T1">Может нажать еще “плюсик” и у него появится еще </text:span>двойка таких полей<text:span text:style-name="T1">. Может на</text:span>ж<text:span text:style-name="T1">ать “удалить” возле </text:span>пары<text:span text:style-name="T1"> выпадающ</text:span>их<text:span text:style-name="T1"> списк</text:span>ов<text:span text:style-name="T1"> и эт</text:span>и<text:span text:style-name="T1"> списк</text:span>и<text:span text:style-name="T1"> удал</text:span>я<text:span text:style-name="T1">тся.</text:span></text:p>
      <text:p text:style-name="P10">В полях <text:span text:style-name="T3">healthcheck</text:span> будут располагаться 4 поля: <text:span text:style-name="T3">test, </text:span><text:span text:style-name="T2">interval, timeout, retries</text:span> в которых можно будет указать параметры healthcheck’а. Также будет рядом галочка, позволяющая указывать, применять ли эту группу параметров (она не обязательна).</text:p>
      <text:p text:style-name="P10"/>
      <text:p text:style-name="P10">После заполнения всех этих полей пользователь нажимает кнопку “Создать” и попадает на страницу просмотра созданного сервиса. На этой странице будет располагаться кнопка “Создать версию”.</text:p>
      <text:p text:style-name="P8"/>
      <text:p text:style-name="P8"/>
      <text:p text:style-name="P16">Создание ново<text:span text:style-name="T4">й версии</text:span> сервиса.</text:p>
      <text:p text:style-name="P10">После нажатия на кнопку “Создать версию” пользователь попадает на форму создания версии для сервиса. Форма будет состоять всего из одного текстового поля, где пользователю необходимо будет ввести название версии, например <text:span text:style-name="T3">1.2.1-SNAPSHOT.</text:span> После нажатия на кнопку “Создать” пользователя перекинет обратно на страницу просмотра сервиса, где в том числе будет отображена новая версия в списке доступных.</text:p>
      <text:p text:style-name="P10"/>
      <text:p text:style-name="P10">Таким образом пользователь может создавать новые сервисы и версии к ним. После заполнения базы данных сервисов пользователь переходит к<text:span text:style-name="T21">о</text:span> вкладке “Компоновка”, нажав соответствующую клавишу.</text:p>
      <text:p text:style-name="P10"/>
      <text:p text:style-name="P10"/>
      <text:p text:style-name="P16"><text:span text:style-name="T4">Компоновка</text:span>.</text:p>
      <text:p text:style-name="P10"><text:tab/>На этой странице пользователь будет создавать непосредственно конфигурацию оркестрации сервисов. <text:span text:style-name="T5">Вверху страницы будет расположен выпадающий список, в </text:span><text:soft-page-break/><text:span text:style-name="T5">котором можно будет выбрать одну из заранее сохраненных оркестраций. Если ничего не выбрано, то пользователь будет создавать новую.</text:span></text:p>
      <text:p text:style-name="P11"><text:tab/>Нажимает на кнопку “плюс”. В левой части экрана появляется пара выпадающих списков. В первом выбирает имя сервиса, во втором его версию. После чего отправляет этот сервис вправо нажав кнопку “вправо”. В правой части экрана появляется этот сервис, и все другие сервисы, от которых зависит избранный. Также в правой части экрана возле каждого из сервисов будет располагаться выпадающий список, из которого можно будет выбрать версию.</text:p>
      <text:p text:style-name="P11"><text:tab/>Из правой части экрана сервис можно удалить, нажав соответствующую кнопку “Удалить из конфигурации”. При этом будет производиться валидация получающейся конфигурации, и если был удален сервис, от которого зависит другой сервис, присутствующий в правой части экрана, то внизу будет выведена большая красная надпись “Конфигурация невалидна. Сервис Е зависит от сервиса Ы” и кнопки сохранения / публикации станут недоступны.</text:p>
      <text:p text:style-name="P11"><text:tab/>После компоновки сервисов, в случае валидности полученной конфигурации, пользователь может сохранить ее. Для этого он нажимает на кнопку “Сохранить конфигурацию”, после чего появляется форма ввода имени конфигурации и кнопка сохранить, после нажатия на которую конфигурация попадает в базу данных таблицу конфигураций.</text:p>
      <text:p text:style-name="P11"><text:tab/>Также должна быть возможность просмотра краткой сводки конфигураций: <text:span text:style-name="T6">появляется окно с текстом всех сервисов их их зависимостей: имя сервиса:версия.</text:span></text:p>
      <text:p text:style-name="P8"/>
      <text:p text:style-name="P8"/>
      <text:p text:style-name="P17"><text:span text:style-name="T6">Добавление хоста</text:span>.</text:p>
      <text:p text:style-name="P12">В меню Хосты пользователь нажимает на пункт “Добавить новый хост”. Появляется форма ввода нового хоста, где ему <text:soft-page-break/>необходимо указать адрес сервера (в виде username@ip) и его имя. Нажимает сохранить.</text:p>
      <text:p text:style-name="P12">Также необходима возможность просмотра/редактирования/удаления всех своих хостов.</text:p>
      <text:p text:style-name="P12"/>
      <text:p text:style-name="P12"/>
      <text:p text:style-name="P12"/>
      <text:p text:style-name="P17"><text:span text:style-name="T6">Состояние хоста</text:span>.</text:p>
      <text:p text:style-name="P12">На этой странице пользователь может видеть в почти-реалтайме запущенные контейнеры на хосте. Пользователь просто выбирает хост и вводит креды. Обновление – раз в 10 секунд. При обновлении производится сверка всех запущенных контейнеров с сохраненными конфигурациями. Если запущенные контейнеры совпадают – зеленая надпись что “запущена конфигурация имя_конфигурации”.</text:p>
      <text:p text:style-name="P12">Также есть кнопка “Сравнить с конфигурацией”, где пользователь укажет желаемую конфигурацию для сравнения и хост для сравнения. После нажатия на “Сравнить” если запущенные контенеры совпадают – зеленая надпись что “запущена конфигурация имя_конфигурации”; если не совпадают – красная надпись “конфигурация не совпадает” и список недостающих контейнеров рантайма.</text:p>
      <text:p text:style-name="P13"><text:tab/>Также можно остановить конфигурацию, нажав соответствующую кнопку.</text:p>
      <text:p text:style-name="P12"/>
      <text:p text:style-name="P12"/>
      <text:p text:style-name="P18"><text:span text:style-name="T7">Публикация конфигурации</text:span>.</text:p>
      <text:p text:style-name="P13"><text:tab/>Заполнив или выбрав конфигурци<text:span text:style-name="T21">ю</text:span> пользоват<text:span text:style-name="T21">ел</text:span>ь нажимает на кнопку “Опубликовать”. Появляется форма выбора хоста и тестовое поле для ввода пароля для доступа к хосту. После заполнения формы и нажатия соответствующей кнопки происходит процесс генерации файла docker-compose и его деплоймента на указанный хост <text:soft-page-break/>в папку /tmp/docker-deployment-uuid. После деплоймента запуск docker-compose up -d. </text:p>
      <text:p text:style-name="P13"><text:tab/>Есть специальное текстовое поле где отображается лог запуска. </text:p>
      <text:p text:style-name="P13">Также подгружается инфа из раздела “Состояние хоста”.</text:p>
      <text:p text:style-name="P13"/>
      <text:p text:style-name="P24"><text:span text:style-name="T8">Лицензия на программный продукт</text:span>.</text:p>
      <text:p text:style-name="P14">Программный продукт будет распространяться по лицензии GNU GPL:</text:p>
      <text:p text:style-name="P20"><text:span text:style-name="T15">GNU General Public License (переводят как </text:span><text:span text:style-name="T19">Универсальная общественная лицензия GNU</text:span><text:span text:style-name="T15">, </text:span><text:span text:style-name="T19">Универсальная общедоступная лицензия GNU</text:span><text:span text:style-name="T15"> или </text:span><text:span text:style-name="T19">Открытое лицензионное соглашение GNU</text:span><text:span text:style-name="T15">) — </text:span><text:span text:style-name="T16">лицензия </text:span><text:span text:style-name="T15">на </text:span><text:span text:style-name="T16">свободное программное обеспечение</text:span><text:span text:style-name="T15">, созданная в рамках проекта </text:span><text:span text:style-name="T16">GNU </text:span><text:span text:style-name="T15">в </text:span><text:span text:style-name="T16">1988 </text:span><text:span text:style-name="T15">г., по которой </text:span><text:span text:style-name="T16">автор </text:span><text:span text:style-name="T15">передаёт </text:span><text:span text:style-name="T16">программное обеспечение </text:span><text:span text:style-name="T15">в </text:span><text:span text:style-name="T16">общественную собственность.</text:span></text:p>
      <text:p text:style-name="P20"><text:span text:style-name="T10">Цель GNU GPL — предоставить пользователю права копировать, модифицировать и распространять (в том числе на коммерческой основе) программы, а также гарантировать, что и пользователи всех производных программ получат вышеперечисленные права</text:span></text:p>
      <text:p text:style-name="P14"><text:span text:style-name="T14"/></text:p>
      <text:p text:style-name="P14"><text:span text:style-name="T14"/></text:p>
      <text:p text:style-name="P14"><text:span text:style-name="T14"/></text:p>
      <text:p text:style-name="P14"><text:tab/>Все иходные тексты программы будут расположены на публичном репозитории, таком <text:span text:style-name="T22">как</text:span> GitHu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Monaco" svg:font-family="Monaco" style:font-pitch="fixed"/>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21:08:14.891356786</meta:creation-date>
    <dc:date>2019-10-27T23:20:12.939860227</dc:date>
    <meta:editing-duration>PT1H7M</meta:editing-duration>
    <meta:editing-cycles>13</meta:editing-cycles>
    <meta:generator>LibreOffice/5.2.7.2$Linux_X86_64 LibreOffice_project/20m0$Build-2</meta:generator>
    <meta:document-statistic meta:table-count="0" meta:image-count="0" meta:object-count="0" meta:page-count="12" meta:paragraph-count="119" meta:word-count="1705" meta:character-count="13422" meta:non-whitespace-character-count="11479"/>
  </office:meta>
</office:document-meta>
</file>